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 draw:auto-grow-height="false" fo:min-height="0.749cm" fo:min-width="0.499cm" draw:shadow="hidden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solid" draw:fill="none" draw:textarea-vertical-align="middle"/>
    </style:style>
    <style:style style:name="gr7" style:family="graphic" style:parent-style-name="objectwithoutfill">
      <style:graphic-properties draw:stroke="dash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9cm" fo:min-width="2.79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tyle="italic" style:font-style-asian="italic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layer="layout" svg:width="3.1cm" svg:height="3cm" svg:x="19cm" svg:y="14cm">
          <text:p text:style-name="P1">Sample</text:p>
          <text:p text:style-name="P1">Adjust</text:p>
        </draw:rect>
        <draw:line draw:style-name="gr2" draw:text-style-name="P1" draw:layer="layout" svg:x1="22.1cm" svg:y1="15cm" svg:x2="29.3cm" svg:y2="15cm">
          <text:p/>
        </draw:line>
        <draw:line draw:style-name="gr2" draw:text-style-name="P1" draw:layer="layout" svg:x1="22.099cm" svg:y1="16.15cm" svg:x2="29.299cm" svg:y2="16.15cm">
          <text:p/>
        </draw:line>
        <draw:path draw:style-name="gr3" draw:text-style-name="P1" draw:layer="layout" svg:width="0.199cm" svg:height="0.414cm" svg:x="24.2cm" svg:y="15.997cm" svg:viewBox="0 0 200 415" svg:d="m0 415h10zm10 0 10-1zm10-1 10-1zm10-1 9-2zm9-2 10-2zm10-2 10-3zm10-3 9-3zm9-3 10-4zm10-4 9-4zm9-4 9-5zm9-5 8-5zm8-5 9-6zm9-6 8-6zm8-6 7-6zm7-6 8-7zm8-7 7-7zm7-7 7-8zm7-8 6-8zm6-8 6-8zm6-8 6-9zm6-9 5-8zm5-8 5-10zm5-10 4-9zm4-9 4-9zm4-9 3-10zm3-10 3-10zm3-10 3-10zm3-10 2-10zm2-10 1-11zm1-11 1-10zm1-10 1-10zm1-10v-11zm0-11-1-10zm-1-10-1-10zm-1-10-1-10zm-1-10-2-11zm-2-11-3-10zm-3-10-3-10zm-3-10-3-9zm-3-9-4-10zm-4-10-4-9zm-4-9-5-9zm-5-9-5-9zm-5-9-6-9zm-6-9-6-8zm-6-8-6-8zm-6-8-7-7zm-7-7-7-8zm-7-8-8-6zm-8-6-7-7zm-7-7-8-6zm-8-6-9-6zm-9-6-8-5zm-8-5-9-4zm-9-4-9-5zm-9-5-10-4zm-10-4-9-3zm-9-3-10-3zm-10-3-9-2zm-9-2-10-2zm-10-2-10-1zm-10-1-10-1zm-10-1h-10z">
          <text:p/>
        </draw:path>
        <draw:polygon draw:style-name="gr3" draw:text-style-name="P1" draw:layer="layout" svg:width="0cm" svg:height="0cm" svg:x="15.899cm" svg:y="21.1cm" svg:viewBox="0 0 0 0" draw:points="0,0">
          <text:p/>
        </draw:polygon>
        <draw:line draw:style-name="gr4" draw:text-style-name="P1" draw:layer="layout" svg:x1="24.2cm" svg:y1="16cm" svg:x2="24.2cm" svg:y2="15cm">
          <text:p/>
        </draw:line>
        <draw:line draw:style-name="gr4" draw:text-style-name="P1" draw:layer="layout" svg:x1="24.2cm" svg:y1="18.7cm" svg:x2="24.2cm" svg:y2="16.4cm">
          <text:p/>
        </draw:line>
        <draw:line draw:style-name="gr4" draw:text-style-name="P1" draw:layer="layout" svg:x1="27.34cm" svg:y1="18.7cm" svg:x2="27.34cm" svg:y2="16.152cm">
          <text:p/>
        </draw:line>
        <draw:rect draw:style-name="gr4" draw:text-style-name="P1" draw:layer="layout" svg:width="2.4cm" svg:height="1cm" svg:x="26.14cm" svg:y="18.7cm" draw:corner-radius="0.5cm">
          <text:p/>
        </draw:rect>
        <draw:rect draw:style-name="gr4" draw:text-style-name="P1" draw:layer="layout" svg:width="2.4cm" svg:height="1cm" svg:x="22.979cm" svg:y="18.715cm" draw:corner-radius="0.5cm">
          <text:p/>
        </draw:rect>
        <draw:frame draw:style-name="gr5" draw:text-style-name="P2" draw:layer="layout" svg:width="2.051cm" svg:height="0.725cm" svg:x="23.149cm" svg:y="18.9cm">
          <draw:text-box>
            <text:p><text:span text:style-name="T1">&gt; 10938</text:span></text:p>
          </draw:text-box>
        </draw:frame>
        <draw:frame draw:style-name="gr5" draw:text-style-name="P2" draw:layer="layout" svg:width="1.814cm" svg:height="0.725cm" svg:x="26.4cm" svg:y="18.846cm">
          <draw:text-box>
            <text:p><text:span text:style-name="T1">&gt; 4320</text:span></text:p>
          </draw:text-box>
        </draw:frame>
        <draw:rect draw:style-name="gr6" draw:text-style-name="P1" draw:layer="layout" svg:width="3.1cm" svg:height="3cm" svg:x="10.208cm" svg:y="14cm">
          <text:p text:style-name="P1">Gain</text:p>
          <text:p text:style-name="P1">Registers</text:p>
        </draw:rect>
        <draw:line draw:style-name="gr7" draw:text-style-name="P1" draw:layer="layout" svg:x1="4.125cm" svg:y1="5.121cm" svg:x2="37.923cm" svg:y2="5.15cm">
          <text:p/>
        </draw:line>
        <draw:connector draw:style-name="gr2" draw:text-style-name="P1" draw:layer="layout" draw:type="line" svg:x1="11.086cm" svg:y1="4.657cm" svg:x2="11.086cm" svg:y2="13.971cm" svg:d="m11086 4657v9314">
          <text:p/>
        </draw:connector>
        <draw:connector draw:style-name="gr2" draw:text-style-name="P1" draw:layer="layout" draw:type="line" svg:x1="12.406cm" svg:y1="4.704cm" svg:x2="12.444cm" svg:y2="13.97cm" svg:d="m12406 4704 38 9266">
          <text:p/>
        </draw:connector>
        <draw:line draw:style-name="gr4" draw:text-style-name="P1" draw:layer="layout" svg:x1="12.455cm" svg:y1="12.415cm" svg:x2="15.655cm" svg:y2="12.415cm">
          <text:p/>
        </draw:line>
        <draw:rect draw:style-name="gr4" draw:text-style-name="P1" draw:layer="layout" svg:width="2.4cm" svg:height="1cm" svg:x="15.695cm" svg:y="11.915cm" draw:corner-radius="0.5cm">
          <text:p/>
        </draw:rect>
        <draw:frame draw:style-name="gr5" draw:text-style-name="P2" draw:layer="layout" svg:width="1.103cm" svg:height="0.725cm" svg:x="16.3cm" svg:y="12.075cm">
          <draw:text-box>
            <text:p><text:span text:style-name="T1">&gt; 1</text:span></text:p>
          </draw:text-box>
        </draw:frame>
        <draw:path draw:style-name="gr3" draw:text-style-name="P1" draw:layer="layout" svg:width="0.199cm" svg:height="0.414cm" svg:x="24.199cm" svg:y="15.997cm" svg:viewBox="0 0 200 415" svg:d="m0 415h10zm10 0 10-1zm10-1 10-1zm10-1 9-2zm9-2 10-2zm10-2 10-3zm10-3 9-3zm9-3 10-4zm10-4 9-4zm9-4 9-5zm9-5 8-5zm8-5 9-6zm9-6 8-6zm8-6 7-6zm7-6 8-7zm8-7 7-7zm7-7 7-8zm7-8 6-8zm6-8 6-8zm6-8 6-9zm6-9 5-8zm5-8 5-10zm5-10 4-9zm4-9 4-9zm4-9 3-10zm3-10 3-10zm3-10 3-10zm3-10 2-10zm2-10 1-11zm1-11 1-10zm1-10 1-10zm1-10v-11zm0-11-1-10zm-1-10-1-10zm-1-10-1-10zm-1-10-2-11zm-2-11-3-10zm-3-10-3-10zm-3-10-3-9zm-3-9-4-10zm-4-10-4-9zm-4-9-5-9zm-5-9-5-9zm-5-9-6-9zm-6-9-6-8zm-6-8-6-8zm-6-8-7-7zm-7-7-7-8zm-7-8-8-6zm-8-6-7-7zm-7-7-8-6zm-8-6-9-6zm-9-6-8-5zm-8-5-9-4zm-9-4-9-5zm-9-5-10-4zm-10-4-9-3zm-9-3-10-3zm-10-3-9-2zm-9-2-10-2zm-10-2-10-1zm-10-1-10-1zm-10-1h-10z">
          <text:p/>
        </draw:path>
        <draw:path draw:style-name="gr3" draw:text-style-name="P1" draw:layer="layout" svg:width="0.199cm" svg:height="0.414cm" draw:transform="rotate (1.57952297305487) translate (12.2367476162015cm 10.9088037451235cm)" svg:viewBox="0 0 200 415" svg:d="m0 415c3 0 7 0 10 0-3 0-7 0-10 0zm10 0c3 0 7-1 10-1-3 0-7 1-10 1zm10-1c3 0 6-1 10-1-4 0-7 1-10 1zm10-1c3-1 6-1 9-2-3 1-6 1-9 2zm9-2c4-1 7-2 10-2-3 0-6 1-10 2zm10-2c4-1 7-2 10-3-3 1-6 2-10 3zm10-3c3-1 6-2 9-3-3 1-6 2-9 3zm9-3c3-2 6-3 10-4-4 1-7 2-10 4zm10-4c3-2 6-3 9-4-3 1-6 2-9 4zm9-4c3-2 6-3 9-5-3 2-6 3-9 5zm9-5c2-2 5-4 8-5-3 1-6 3-8 5zm8-5c3-2 6-4 9-6-3 2-6 4-9 6zm9-6c2-2 5-4 8-6-3 2-6 4-8 6zm8-6c2-2 5-4 7-6-2 2-5 4-7 6zm7-6c3-3 5-5 8-7-3 2-5 4-8 7zm8-7c2-3 5-5 7-7-2 2-5 4-7 7zm7-7c2-3 4-5 7-8-3 3-5 5-7 8zm7-8c2-3 4-5 6-8-2 3-4 5-6 8zm6-8c2-3 4-5 6-8-2 3-4 5-6 8zm6-8c2-3 4-6 6-9-2 3-4 6-6 9zm6-9c2-3 3-6 5-8-2 2-3 5-5 8zm5-8c2-4 3-7 5-10-2 3-3 6-5 10zm5-10c1-3 3-6 4-9-1 3-3 6-4 9zm4-9c1-3 3-6 4-9-1 3-3 6-4 9zm4-9c1-4 2-7 3-10-1 3-2 6-3 10zm3-10c1-3 2-7 3-10-1 3-2 7-3 10zm3-10c1-3 2-7 3-10-1 3-2 7-3 10zm3-10c1-3 1-7 2-10-1 3-1 7-2 10zm2-10c0-4 1-7 1-11 0 4-1 7-1 11zm1-11c1-3 1-6 1-10 0 4 0 7-1 10zm1-10c0-3 1-7 1-10 0 3-1 7-1 10zm1-10c0-4 0-7 0-11 0 4 0 7 0 11zm0-11c0-3-1-6-1-10 0 4 1 7 1 10zm-1-10c0-3 0-7-1-10 1 3 1 7 1 10zm-1-10c0-4-1-7-1-10 0 3 1 6 1 10zm-1-10c-1-4-1-7-2-11 1 4 1 7 2 11zm-2-11c-1-3-2-6-3-10 1 4 2 7 3 10zm-3-10c-1-3-2-6-3-10 1 4 2 7 3 10zm-3-10c-1-3-2-6-3-9 1 3 2 6 3 9zm-3-9c-1-3-3-7-4-10 1 3 3 7 4 10zm-4-10c-1-3-3-6-4-9 1 3 3 6 4 9zm-4-9c-2-3-3-6-5-9 2 3 3 6 5 9zm-5-9c-2-3-3-6-5-9 2 3 3 6 5 9zm-5-9c-2-3-4-6-6-9 2 3 4 6 6 9zm-6-9c-2-2-4-5-6-8 2 3 4 6 6 8zm-6-8c-2-2-4-5-6-8 2 3 4 6 6 8zm-6-8c-2-2-5-5-7-7 2 2 5 5 7 7zm-7-7c-2-3-5-5-7-8 2 3 5 5 7 8zm-7-8c-3-2-5-4-8-6 3 2 5 4 8 6zm-8-6c-2-3-5-5-7-7 2 2 5 4 7 7zm-7-7c-3-2-6-4-8-6 2 2 5 4 8 6zm-8-6c-3-2-6-4-9-6 3 2 6 4 9 6zm-9-6c-3-1-5-3-8-5 3 2 5 4 8 5zm-8-5c-3-1-6-3-9-4 3 1 6 3 9 4zm-9-4c-3-2-6-3-9-5 3 2 6 3 9 5zm-9-5c-3-1-6-2-10-4 4 2 7 3 10 4zm-10-4c-3-1-6-2-9-3 3 1 6 2 9 3zm-9-3c-3-1-6-2-10-3 4 1 7 2 10 3zm-10-3c-3 0-6-1-9-2 3 1 6 2 9 2zm-9-2c-4 0-7-1-10-2 3 1 6 2 10 2zm-10-2c-3 0-7-1-10-1 3 0 7 1 10 1zm-10-1c-3 0-7 0-10-1 3 1 7 1 10 1zm-10-1c-3 0-7 0-10 0 3 0 7 0 10 0z">
          <text:p/>
        </draw:path>
        <draw:line draw:style-name="gr4" draw:text-style-name="P1" draw:layer="layout" svg:x1="12.243cm" svg:y1="10.914cm" svg:x2="11.088cm" svg:y2="10.915cm">
          <text:p/>
        </draw:line>
        <draw:frame draw:style-name="gr5" draw:layer="layout" svg:width="0.925cm" svg:height="0.963cm" svg:x="22.191cm" svg:y="14.162cm">
          <draw:text-box>
            <text:p>V</text:p>
          </draw:text-box>
        </draw:frame>
        <draw:frame draw:style-name="gr5" draw:layer="layout" svg:width="0.68cm" svg:height="0.963cm" svg:x="22.36cm" svg:y="15.311cm">
          <draw:text-box>
            <text:p>I</text:p>
          </draw:text-box>
        </draw:frame>
        <draw:line draw:style-name="gr2" draw:text-style-name="P1" draw:layer="layout" svg:x1="13.365cm" svg:y1="15.346cm" svg:x2="18.987cm" svg:y2="15.328cm">
          <text:p/>
        </draw:line>
        <draw:rect draw:style-name="gr4" draw:text-style-name="P1" draw:layer="layout" svg:width="2.4cm" svg:height="1cm" svg:x="15.694cm" svg:y="10.429cm" draw:corner-radius="0.5cm">
          <text:p/>
        </draw:rect>
        <draw:frame draw:style-name="gr5" draw:text-style-name="P2" draw:layer="layout" svg:width="1.103cm" svg:height="0.725cm" svg:x="16.299cm" svg:y="10.689cm">
          <draw:text-box>
            <text:p><text:span text:style-name="T1">&gt; 0</text:span></text:p>
          </draw:text-box>
        </draw:frame>
        <draw:line draw:style-name="gr4" draw:text-style-name="P1" draw:layer="layout" svg:x1="12.659cm" svg:y1="10.909cm" svg:x2="15.703cm" svg:y2="10.909cm">
          <text:p/>
        </draw:line>
        <draw:line draw:style-name="gr2" draw:text-style-name="P1" draw:layer="layout" svg:x1="5.083cm" svg:y1="15.405cm" svg:x2="10.199cm" svg:y2="15.43cm">
          <text:p/>
        </draw:line>
        <draw:frame draw:style-name="gr8" draw:text-style-name="P3" draw:layer="layout" svg:width="1.988cm" svg:height="0.907cm" svg:x="12.812cm" svg:y="11.556cm">
          <draw:text-box>
            <text:p><text:span text:style-name="T2">Ganho</text:span></text:p>
          </draw:text-box>
        </draw:frame>
        <draw:frame draw:style-name="gr8" draw:text-style-name="P3" draw:layer="layout" svg:width="2.449cm" svg:height="0.907cm" svg:x="12.775cm" svg:y="9.893cm">
          <draw:text-box>
            <text:p><text:span text:style-name="T2">OFFSET</text:span></text:p>
          </draw:text-box>
        </draw:frame>
        <draw:line draw:style-name="gr4" draw:text-style-name="P1" draw:layer="layout" svg:x1="7.339cm" svg:y1="18.563cm" svg:x2="7.375cm" svg:y2="15.399cm">
          <text:p/>
        </draw:line>
        <draw:rect draw:style-name="gr4" draw:text-style-name="P1" draw:layer="layout" svg:width="2.4cm" svg:height="1cm" svg:x="6.139cm" svg:y="18.563cm" draw:corner-radius="0.5cm">
          <text:p/>
        </draw:rect>
        <draw:frame draw:style-name="gr5" draw:text-style-name="P2" draw:layer="layout" svg:width="2.051cm" svg:height="0.725cm" svg:x="6.399cm" svg:y="18.709cm">
          <draw:text-box>
            <text:p><text:span text:style-name="T1">&gt; 29458</text:span></text:p>
          </draw:text-box>
        </draw:frame>
        <draw:rect draw:style-name="gr1" draw:text-style-name="P1" draw:layer="layout" svg:width="2.551cm" svg:height="1.252cm" svg:x="10.493cm" svg:y="3.442cm">
          <text:p text:style-name="P1">driver</text:p>
        </draw:rect>
        <draw:rect draw:style-name="gr1" draw:text-style-name="P1" draw:layer="layout" svg:width="3.1cm" svg:height="3cm" svg:x="29.37cm" svg:y="13.971cm">
          <text:p text:style-name="P1">Phase</text:p>
          <text:p text:style-name="P1">Sum</text:p>
        </draw:rect>
        <draw:line draw:style-name="gr4" draw:text-style-name="P1" draw:layer="layout" svg:x1="12.454cm" svg:y1="9.093cm" svg:x2="15.654cm" svg:y2="9.093cm">
          <text:p/>
        </draw:line>
        <draw:rect draw:style-name="gr4" draw:text-style-name="P1" draw:layer="layout" svg:width="6.775cm" svg:height="1cm" svg:x="15.694cm" svg:y="8.609cm" draw:corner-radius="0.5cm">
          <text:p/>
        </draw:rect>
        <draw:frame draw:style-name="gr5" draw:text-style-name="P2" draw:layer="layout" svg:width="5.209cm" svg:height="0.725cm" svg:x="16.299cm" svg:y="8.753cm">
          <draw:text-box>
            <text:p><text:span text:style-name="T1">(1 – 1,09) ou (1,21 – 1,3)</text:span></text:p>
          </draw:text-box>
        </draw:frame>
        <draw:frame draw:style-name="gr8" draw:text-style-name="P3" draw:layer="layout" svg:width="1.988cm" svg:height="0.907cm" svg:x="12.811cm" svg:y="8.234cm">
          <draw:text-box>
            <text:p><text:span text:style-name="T2">Ganho</text:span></text:p>
          </draw:text-box>
        </draw:frame>
        <draw:line draw:style-name="gr4" draw:text-style-name="P1" draw:layer="layout" svg:x1="30.861cm" svg:y1="13.896cm" svg:x2="30.861cm" svg:y2="11.348cm">
          <text:p/>
        </draw:line>
        <draw:rect draw:style-name="gr4" draw:text-style-name="P1" draw:layer="layout" svg:width="2.4cm" svg:height="1cm" svg:x="29.661cm" svg:y="10.346cm" draw:corner-radius="0.5cm">
          <text:p/>
        </draw:rect>
        <draw:frame draw:style-name="gr5" draw:text-style-name="P2" draw:layer="layout" svg:width="2.077cm" svg:height="0.725cm" svg:x="32.32cm" svg:y="10.533cm">
          <draw:text-box>
            <text:p><text:span text:style-name="T1">overflow</text:span></text:p>
          </draw:text-box>
        </draw:frame>
        <draw:frame draw:style-name="gr5" draw:text-style-name="P2" draw:layer="layout" svg:width="1.865cm" svg:height="0.725cm" svg:x="29.944cm" svg:y="10.519cm">
          <draw:text-box>
            <text:p><text:span text:style-name="T1">A+B+C</text:span></text:p>
          </draw:text-box>
        </draw:frame>
        <draw:line draw:style-name="gr2" draw:text-style-name="P1" draw:layer="layout" svg:x1="34.636cm" svg:y1="10.914cm" svg:x2="35.629cm" svg:y2="10.908cm">
          <text:p/>
        </draw:line>
        <draw:frame draw:style-name="gr5" draw:text-style-name="P4" draw:layer="layout" svg:width="1.84cm" svg:height="0.738cm" svg:x="35.788cm" svg:y="10.534cm">
          <draw:text-box>
            <text:p><text:span text:style-name="T3">invalid</text:span></text:p>
          </draw:text-box>
        </draw:frame>
        <draw:line draw:style-name="gr2" draw:text-style-name="P1" draw:layer="layout" svg:x1="18.386cm" svg:y1="10.967cm" svg:x2="20.437cm" svg:y2="11.81cm">
          <text:p/>
        </draw:line>
        <draw:line draw:style-name="gr2" draw:text-style-name="P1" draw:layer="layout" svg:x1="18.304cm" svg:y1="12.571cm" svg:x2="20.453cm" svg:y2="11.959cm">
          <text:p/>
        </draw:line>
        <draw:frame draw:style-name="gr5" draw:text-style-name="P5" draw:layer="layout" svg:width="2.085cm" svg:height="0.729cm" svg:x="20.551cm" svg:y="11.426cm">
          <draw:text-box>
            <text:p><text:span text:style-name="T4">overflow</text:span></text:p>
          </draw:text-box>
        </draw:frame>
        <draw:line draw:style-name="gr2" draw:text-style-name="P1" draw:layer="layout" svg:x1="22.867cm" svg:y1="11.807cm" svg:x2="23.877cm" svg:y2="11.807cm">
          <text:p/>
        </draw:line>
        <draw:frame draw:style-name="gr5" draw:text-style-name="P4" draw:layer="layout" svg:width="1.84cm" svg:height="0.738cm" svg:x="24.107cm" svg:y="11.444cm">
          <draw:text-box>
            <text:p><text:span text:style-name="T3">invalid</text:span></text:p>
          </draw:text-box>
        </draw:frame>
        <draw:frame draw:style-name="gr5" draw:text-style-name="P2" draw:layer="layout" svg:width="2.077cm" svg:height="0.725cm" svg:x="4.463cm" svg:y="19.776cm">
          <draw:text-box>
            <text:p><text:span text:style-name="T1">overflow</text:span></text:p>
          </draw:text-box>
        </draw:frame>
        <draw:line draw:style-name="gr2" draw:text-style-name="P1" draw:layer="layout" svg:x1="6.779cm" svg:y1="20.157cm" svg:x2="8.334cm" svg:y2="20.157cm">
          <text:p/>
        </draw:line>
        <draw:frame draw:style-name="gr5" draw:text-style-name="P2" draw:layer="layout" svg:width="1.84cm" svg:height="0.738cm" svg:x="8.631cm" svg:y="19.777cm">
          <draw:text-box>
            <text:p><text:span text:style-name="T3">invalid</text:span></text:p>
          </draw:text-box>
        </draw:frame>
        <draw:line draw:style-name="gr2" draw:text-style-name="P1" draw:layer="layout" svg:x1="24.127cm" svg:y1="19.84cm" svg:x2="25.712cm" svg:y2="22.146cm">
          <text:p/>
        </draw:line>
        <draw:line draw:style-name="gr2" draw:text-style-name="P1" draw:layer="layout" svg:x1="27.322cm" svg:y1="19.799cm" svg:x2="25.877cm" svg:y2="22.113cm">
          <text:p/>
        </draw:line>
        <draw:frame draw:style-name="gr5" draw:text-style-name="P5" draw:layer="layout" svg:width="2.796cm" svg:height="0.729cm" svg:x="24.521cm" svg:y="22.374cm">
          <draw:text-box>
            <text:p><text:span text:style-name="T4">outOfRange</text:span></text:p>
          </draw:text-box>
        </draw:frame>
        <draw:line draw:style-name="gr2" draw:text-style-name="P1" draw:layer="layout" svg:x1="25.712cm" svg:y1="23.204cm" svg:x2="25.712cm" svg:y2="25.089cm">
          <text:p/>
        </draw:line>
        <draw:frame draw:style-name="gr9" draw:text-style-name="P4" draw:layer="layout" svg:width="4.693cm" svg:height="0.779cm" svg:x="23.643cm" svg:y="25.236cm">
          <draw:text-box>
            <text:p><text:span text:style-name="T3">Invalid, questionable</text:span></text:p>
          </draw:text-box>
        </draw:frame>
        <draw:frame draw:style-name="gr5" draw:text-style-name="P2" draw:layer="layout" svg:width="3.177cm" svg:height="0.725cm" svg:x="24.509cm" svg:y="8.73cm">
          <draw:text-box>
            <text:p><text:span text:style-name="T1">badReference</text:span></text:p>
          </draw:text-box>
        </draw:frame>
        <draw:line draw:style-name="gr2" draw:text-style-name="P1" draw:layer="layout" svg:x1="27.725cm" svg:y1="9.111cm" svg:x2="28.718cm" svg:y2="9.105cm">
          <text:p/>
        </draw:line>
        <draw:frame draw:style-name="gr5" draw:text-style-name="P4" draw:layer="layout" svg:width="3.118cm" svg:height="0.738cm" svg:x="28.877cm" svg:y="8.731cm">
          <draw:text-box>
            <text:p><text:span text:style-name="T3">questionable</text:span></text:p>
          </draw:text-box>
        </draw:frame>
        <draw:line draw:style-name="gr2" draw:text-style-name="P1" draw:layer="layout" svg:x1="23.323cm" svg:y1="9.087cm" svg:x2="24.316cm" svg:y2="9.081cm">
          <text:p/>
        </draw:line>
        <draw:line draw:style-name="gr4" draw:text-style-name="P1" draw:layer="layout" svg:x1="12.454cm" svg:y1="7.726cm" svg:x2="15.654cm" svg:y2="7.726cm">
          <text:p/>
        </draw:line>
        <draw:rect draw:style-name="gr4" draw:text-style-name="P1" draw:layer="layout" svg:width="6.775cm" svg:height="1cm" svg:x="15.694cm" svg:y="7.242cm" draw:corner-radius="0.5cm">
          <text:p/>
        </draw:rect>
        <draw:frame draw:style-name="gr5" draw:text-style-name="P2" draw:layer="layout" svg:width="3.482cm" svg:height="0.725cm" svg:x="16.299cm" svg:y="7.386cm">
          <draw:text-box>
            <text:p><text:span text:style-name="T1">&lt; 1,1 ou <text:s/>&gt; 1,3 <text:s/></text:span></text:p>
          </draw:text-box>
        </draw:frame>
        <draw:frame draw:style-name="gr8" draw:text-style-name="P3" draw:layer="layout" svg:width="1.988cm" svg:height="0.907cm" svg:x="12.811cm" svg:y="6.867cm">
          <draw:text-box>
            <text:p><text:span text:style-name="T2">Ganho</text:span></text:p>
          </draw:text-box>
        </draw:frame>
        <draw:frame draw:style-name="gr5" draw:text-style-name="P2" draw:layer="layout" svg:width="1.752cm" svg:height="0.725cm" svg:x="24.509cm" svg:y="7.363cm">
          <draw:text-box>
            <text:p><text:span text:style-name="T1">failure</text:span><text:span text:style-name="T1"><text:tab/></text:span></text:p>
          </draw:text-box>
        </draw:frame>
        <draw:line draw:style-name="gr2" draw:text-style-name="P1" draw:layer="layout" svg:x1="27.725cm" svg:y1="7.744cm" svg:x2="28.718cm" svg:y2="7.738cm">
          <text:p/>
        </draw:line>
        <draw:frame draw:style-name="gr5" draw:text-style-name="P4" draw:layer="layout" svg:width="1.84cm" svg:height="0.738cm" svg:x="28.877cm" svg:y="7.364cm">
          <draw:text-box>
            <text:p><text:span text:style-name="T3">invalid</text:span></text:p>
          </draw:text-box>
        </draw:frame>
        <draw:line draw:style-name="gr2" draw:text-style-name="P1" draw:layer="layout" svg:x1="23.323cm" svg:y1="7.72cm" svg:x2="24.316cm" svg:y2="7.714cm">
          <text:p/>
        </draw:line>
        <draw:path draw:style-name="gr3" draw:text-style-name="P1" draw:layer="layout" svg:width="0.199cm" svg:height="0.414cm" draw:transform="rotate (1.57952297305487) translate (12.2357476162015cm 6.32180374512351cm)" svg:viewBox="0 0 200 415" svg:d="m0 415c3 0 7 0 10 0-3 0-7 0-10 0zm10 0c3 0 7-1 10-1-3 0-7 1-10 1zm10-1c3 0 6-1 10-1-4 0-7 1-10 1zm10-1c3-1 6-1 9-2-3 1-6 1-9 2zm9-2c4-1 7-2 10-2-3 0-6 1-10 2zm10-2c4-1 7-2 10-3-3 1-6 2-10 3zm10-3c3-1 6-2 9-3-3 1-6 2-9 3zm9-3c3-2 6-3 10-4-4 1-7 2-10 4zm10-4c3-2 6-3 9-4-3 1-6 2-9 4zm9-4c3-2 6-3 9-5-3 2-6 3-9 5zm9-5c2-2 5-4 8-5-3 1-6 3-8 5zm8-5c3-2 6-4 9-6-3 2-6 4-9 6zm9-6c2-2 5-4 8-6-3 2-6 4-8 6zm8-6c2-2 5-4 7-6-2 2-5 4-7 6zm7-6c3-3 5-5 8-7-3 2-5 4-8 7zm8-7c2-3 5-5 7-7-2 2-5 4-7 7zm7-7c2-3 4-5 7-8-3 3-5 5-7 8zm7-8c2-3 4-5 6-8-2 3-4 5-6 8zm6-8c2-3 4-5 6-8-2 3-4 5-6 8zm6-8c2-3 4-6 6-9-2 3-4 6-6 9zm6-9c2-3 3-6 5-8-2 2-3 5-5 8zm5-8c2-4 3-7 5-10-2 3-3 6-5 10zm5-10c1-3 3-6 4-9-1 3-3 6-4 9zm4-9c1-3 3-6 4-9-1 3-3 6-4 9zm4-9c1-4 2-7 3-10-1 3-2 6-3 10zm3-10c1-3 2-7 3-10-1 3-2 7-3 10zm3-10c1-3 2-7 3-10-1 3-2 7-3 10zm3-10c1-3 1-7 2-10-1 3-1 7-2 10zm2-10c0-4 1-7 1-11 0 4-1 7-1 11zm1-11c1-3 1-6 1-10 0 4 0 7-1 10zm1-10c0-3 1-7 1-10 0 3-1 7-1 10zm1-10c0-4 0-7 0-11 0 4 0 7 0 11zm0-11c0-3-1-6-1-10 0 4 1 7 1 10zm-1-10c0-3 0-7-1-10 1 3 1 7 1 10zm-1-10c0-4-1-7-1-10 0 3 1 6 1 10zm-1-10c-1-4-1-7-2-11 1 4 1 7 2 11zm-2-11c-1-3-2-6-3-10 1 4 2 7 3 10zm-3-10c-1-3-2-6-3-10 1 4 2 7 3 10zm-3-10c-1-3-2-6-3-9 1 3 2 6 3 9zm-3-9c-1-3-3-7-4-10 1 3 3 7 4 10zm-4-10c-1-3-3-6-4-9 1 3 3 6 4 9zm-4-9c-2-3-3-6-5-9 2 3 3 6 5 9zm-5-9c-2-3-3-6-5-9 2 3 3 6 5 9zm-5-9c-2-3-4-6-6-9 2 3 4 6 6 9zm-6-9c-2-2-4-5-6-8 2 3 4 6 6 8zm-6-8c-2-2-4-5-6-8 2 3 4 6 6 8zm-6-8c-2-2-5-5-7-7 2 2 5 5 7 7zm-7-7c-2-3-5-5-7-8 2 3 5 5 7 8zm-7-8c-3-2-5-4-8-6 3 2 5 4 8 6zm-8-6c-2-3-5-5-7-7 2 2 5 4 7 7zm-7-7c-3-2-6-4-8-6 2 2 5 4 8 6zm-8-6c-3-2-6-4-9-6 3 2 6 4 9 6zm-9-6c-3-1-5-3-8-5 3 2 5 4 8 5zm-8-5c-3-1-6-3-9-4 3 1 6 3 9 4zm-9-4c-3-2-6-3-9-5 3 2 6 3 9 5zm-9-5c-3-1-6-2-10-4 4 2 7 3 10 4zm-10-4c-3-1-6-2-9-3 3 1 6 2 9 3zm-9-3c-3-1-6-2-10-3 4 1 7 2 10 3zm-10-3c-3 0-6-1-9-2 3 1 6 2 9 2zm-9-2c-4 0-7-1-10-2 3 1 6 2 10 2zm-10-2c-3 0-7-1-10-1 3 0 7 1 10 1zm-10-1c-3 0-7 0-10-1 3 1 7 1 10 1zm-10-1c-3 0-7 0-10 0 3 0 7 0 10 0z">
          <text:p/>
        </draw:path>
        <draw:line draw:style-name="gr4" draw:text-style-name="P1" draw:layer="layout" svg:x1="12.242cm" svg:y1="6.327cm" svg:x2="11.087cm" svg:y2="6.328cm">
          <text:p/>
        </draw:line>
        <draw:rect draw:style-name="gr4" draw:text-style-name="P1" draw:layer="layout" svg:width="2.4cm" svg:height="1cm" svg:x="15.693cm" svg:y="5.842cm" draw:corner-radius="0.5cm">
          <text:p/>
        </draw:rect>
        <draw:frame draw:style-name="gr5" draw:text-style-name="P2" draw:layer="layout" svg:width="1.103cm" svg:height="0.725cm" svg:x="16.398cm" svg:y="6.002cm">
          <draw:text-box>
            <text:p><text:span text:style-name="T1">&gt; 9</text:span></text:p>
          </draw:text-box>
        </draw:frame>
        <draw:line draw:style-name="gr4" draw:text-style-name="P1" draw:layer="layout" svg:x1="12.658cm" svg:y1="6.322cm" svg:x2="15.702cm" svg:y2="6.322cm">
          <text:p/>
        </draw:line>
        <draw:frame draw:style-name="gr8" draw:text-style-name="P3" draw:layer="layout" svg:width="2.449cm" svg:height="0.907cm" svg:x="12.774cm" svg:y="5.306cm">
          <draw:text-box>
            <text:p><text:span text:style-name="T2">OFFSET</text:span></text:p>
          </draw:text-box>
        </draw:frame>
        <draw:frame draw:style-name="gr5" draw:text-style-name="P2" draw:layer="layout" svg:width="1.752cm" svg:height="0.725cm" svg:x="19.508cm" svg:y="5.978cm">
          <draw:text-box>
            <text:p><text:span text:style-name="T1">failure</text:span><text:span text:style-name="T1"><text:tab/></text:span></text:p>
          </draw:text-box>
        </draw:frame>
        <draw:line draw:style-name="gr2" draw:text-style-name="P1" draw:layer="layout" svg:x1="21.524cm" svg:y1="6.359cm" svg:x2="22.517cm" svg:y2="6.353cm">
          <text:p/>
        </draw:line>
        <draw:frame draw:style-name="gr5" draw:text-style-name="P4" draw:layer="layout" svg:width="1.84cm" svg:height="0.738cm" svg:x="22.676cm" svg:y="5.979cm">
          <draw:text-box>
            <text:p><text:span text:style-name="T3">invalid</text:span></text:p>
          </draw:text-box>
        </draw:frame>
        <draw:line draw:style-name="gr2" draw:text-style-name="P1" draw:layer="layout" svg:x1="18.322cm" svg:y1="6.335cm" svg:x2="19.315cm" svg:y2="6.329cm">
          <text:p/>
        </draw:line>
        <draw:frame draw:style-name="gr5" draw:text-style-name="P5" draw:layer="layout" svg:width="2.415cm" svg:height="0.734cm" svg:x="4.136cm" svg:y="5.4cm">
          <draw:text-box>
            <text:p text:style-name="P6"><text:span text:style-name="T5">Gateware</text:span></text:p>
          </draw:text-box>
        </draw:frame>
        <draw:frame draw:style-name="gr5" draw:text-style-name="P5" draw:layer="layout" svg:width="2.39cm" svg:height="0.734cm" svg:x="4.136cm" svg:y="2.467cm">
          <draw:text-box>
            <text:p text:style-name="P6"><text:span text:style-name="T5">Firmwa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otted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4T15:37:51.19</meta:creation-date>
    <dc:date>2013-12-06T11:12:49.42</dc:date>
    <meta:editing-duration>PT6H9M24S</meta:editing-duration>
    <meta:editing-cycles>4</meta:editing-cycles>
    <meta:generator>LibreOffice/3.5$Windows_x86 LibreOffice_project/235ab8a-3802056-4a8fed3-2d66ea8-e241b80</meta:generator>
    <meta:document-statistic meta:object-count="83"/>
  </office:meta>
</office:document-meta>
</file>